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1B9E540CDCB3E65D54F.png" manifest:media-type="image/png"/>
  <manifest:file-entry manifest:full-path="Pictures/1000020100000249000000BA276CEA5A5069AC6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" svg:font-family="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5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6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74347" officeooo:paragraph-rsid="00174347"/>
    </style:style>
    <style:style style:name="P8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9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0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1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font-size="28pt" fo:font-weight="bold" officeooo:rsid="00174347" officeooo:paragraph-rsid="00174347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74347" officeooo:paragraph-rsid="00174347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normal" officeooo:rsid="00174347" officeooo:paragraph-rsid="00174347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8pt" fo:font-style="italic" fo:font-weight="normal" officeooo:rsid="00174347" officeooo:paragraph-rsid="00174347" style:font-size-asian="18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4pt" style:text-underline-style="none" fo:font-weight="bold" officeooo:rsid="00174347" officeooo:paragraph-rsid="00174347" style:font-size-asian="24pt" style:font-weight-asian="bold" style:font-size-complex="24pt" style:font-weight-complex="bold"/>
    </style:style>
    <style:style style:name="P18" style:family="paragraph" style:parent-style-name="Standard">
      <style:text-properties officeooo:rsid="001823dd" officeooo:paragraph-rsid="001823dd"/>
    </style:style>
    <style:style style:name="P19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20" style:family="paragraph" style:parent-style-name="Standard_20__28_user_29_">
      <style:text-properties style:font-name="Arial1" fo:font-size="11pt" officeooo:rsid="001823dd" officeooo:paragraph-rsid="001823dd" style:font-size-asian="11pt" style:font-size-complex="11pt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/>
    </style:style>
    <style:style style:name="P25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/>
    </style:style>
    <style:style style:name="P26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/>
    </style:style>
    <style:style style:name="P27" style:family="paragraph" style:parent-style-name="Heading_20_2" style:list-style-name="WWNum3"/>
    <style:style style:name="P28" style:family="paragraph" style:parent-style-name="Heading_20_4" style:list-style-name="L6">
      <style:paragraph-properties fo:margin-left="0cm" fo:margin-right="0cm" fo:text-indent="0cm" style:auto-text-indent="false"/>
      <style:text-properties officeooo:rsid="0019ad98" officeooo:paragraph-rsid="001823dd"/>
    </style:style>
    <style:style style:name="P29" style:family="paragraph" style:parent-style-name="Heading_20_4">
      <style:paragraph-properties fo:margin-left="0cm" fo:margin-right="0cm" fo:orphans="2" fo:widows="2" fo:text-indent="0cm" style:auto-text-indent="false"/>
      <style:text-properties officeooo:paragraph-rsid="001dc42b"/>
    </style:style>
    <style:style style:name="P30" style:family="paragraph" style:parent-style-name="Standard" style:list-style-name="L2">
      <style:text-properties officeooo:rsid="001823dd" officeooo:paragraph-rsid="001823dd"/>
    </style:style>
    <style:style style:name="P31" style:family="paragraph" style:parent-style-name="Standard" style:list-style-name="L4">
      <style:text-properties officeooo:rsid="001823dd" officeooo:paragraph-rsid="001823dd"/>
    </style:style>
    <style:style style:name="P32" style:family="paragraph" style:parent-style-name="Standard" style:list-style-name="L5">
      <style:text-properties officeooo:rsid="001823dd" officeooo:paragraph-rsid="001823dd"/>
    </style:style>
    <style:style style:name="P33" style:family="paragraph" style:parent-style-name="Standard" style:list-style-name="L4">
      <style:text-properties fo:font-weight="bold" officeooo:rsid="001823dd" officeooo:paragraph-rsid="001823dd" style:font-weight-asian="bold" style:font-weight-complex="bold"/>
    </style:style>
    <style:style style:name="P34" style:family="paragraph" style:parent-style-name="Standard" style:list-style-name="L7">
      <style:text-properties officeooo:rsid="0019ad98" officeooo:paragraph-rsid="0019ad98"/>
    </style:style>
    <style:style style:name="P35" style:family="paragraph" style:parent-style-name="Standard" style:list-style-name="L8">
      <style:text-properties officeooo:rsid="0019ad98" officeooo:paragraph-rsid="0019ad98"/>
    </style:style>
    <style:style style:name="P36" style:family="paragraph" style:parent-style-name="Standard" style:list-style-name="L1">
      <style:text-properties fo:color="#000000" loext:opacity="100%" style:font-name="Arial1" fo:font-size="11pt" officeooo:rsid="001823dd" officeooo:paragraph-rsid="001823dd" style:font-size-asian="11pt" style:font-size-complex="11pt"/>
    </style:style>
    <style:style style:name="P37" style:family="paragraph" style:parent-style-name="Standard" style:list-style-name="L7">
      <style:text-properties officeooo:rsid="001dc42b" officeooo:paragraph-rsid="001dc42b"/>
    </style:style>
    <style:style style:name="P38" style:family="paragraph" style:parent-style-name="Standard" style:list-style-name="L7">
      <style:text-properties officeooo:rsid="001e3227" officeooo:paragraph-rsid="001e3227"/>
    </style:style>
    <style:style style:name="P39" style:family="paragraph" style:parent-style-name="Standard" style:master-page-name="First_20_Page">
      <style:paragraph-properties style:page-number="1"/>
    </style:style>
    <style:style style:name="P40" style:family="paragraph" style:parent-style-name="Standard">
      <style:paragraph-properties fo:margin-left="0.751cm" fo:margin-right="0cm" fo:text-indent="0cm" style:auto-text-indent="false"/>
      <style:text-properties officeooo:rsid="00174347" officeooo:paragraph-rsid="00174347"/>
    </style:style>
    <style:style style:name="P41" style:family="paragraph" style:parent-style-name="Standard_20__28_user_29_" style:list-style-name="L3">
      <style:text-properties style:font-name="Arial1" fo:font-size="11pt" officeooo:rsid="001823dd" officeooo:paragraph-rsid="001823dd" style:font-size-asian="11pt" style:font-size-complex="11pt"/>
    </style:style>
    <style:style style:name="P42" style:family="paragraph" style:parent-style-name="Text_20_body" style:list-style-name="L1">
      <style:text-properties officeooo:paragraph-rsid="001bbb31"/>
    </style:style>
    <style:style style:name="P43" style:family="paragraph" style:parent-style-name="Text_20_body" style:list-style-name="L1">
      <style:text-properties officeooo:rsid="001bbb31" officeooo:paragraph-rsid="001bbb31"/>
    </style:style>
    <style:style style:name="P44" style:family="paragraph" style:parent-style-name="Text_20_body" style:list-style-name="L16">
      <style:paragraph-properties fo:margin-top="0cm" fo:margin-bottom="0.106cm" style:contextual-spacing="false" fo:orphans="2" fo:widows="2"/>
      <style:text-properties officeooo:paragraph-rsid="001c3475"/>
    </style:style>
    <style:style style:name="P45" style:family="paragraph" style:parent-style-name="Text_20_body" style:list-style-name="L21">
      <style:paragraph-properties fo:margin-top="0cm" fo:margin-bottom="0.106cm" style:contextual-spacing="false" fo:orphans="2" fo:widows="2"/>
    </style:style>
    <style:style style:name="P46" style:family="paragraph" style:parent-style-name="Text_20_body" style:list-style-name="L25">
      <style:paragraph-properties fo:margin-top="0cm" fo:margin-bottom="0.106cm" style:contextual-spacing="false" fo:orphans="2" fo:widows="2"/>
      <style:text-properties officeooo:paragraph-rsid="001d6de9"/>
    </style:style>
    <style:style style:name="P47" style:family="paragraph" style:parent-style-name="Text_20_body" style:list-style-name="L26">
      <style:paragraph-properties fo:margin-top="0cm" fo:margin-bottom="0.106cm" style:contextual-spacing="false" fo:orphans="2" fo:widows="2"/>
    </style:style>
    <style:style style:name="P48" style:family="paragraph" style:parent-style-name="Text_20_body" style:list-style-name="L16">
      <style:paragraph-properties fo:margin-top="0cm" fo:margin-bottom="0.106cm" style:contextual-spacing="false" fo:orphans="2" fo:widows="2"/>
      <style:text-properties style:font-name="Arial1" fo:font-size="11pt" officeooo:paragraph-rsid="001c3475" style:font-size-asian="11pt" style:font-size-complex="11pt"/>
    </style:style>
    <style:style style:name="P49" style:family="paragraph" style:parent-style-name="Text_20_body" style:list-style-name="L25">
      <style:paragraph-properties fo:margin-top="0cm" fo:margin-bottom="0.106cm" style:contextual-spacing="false" fo:orphans="2" fo:widows="2"/>
      <style:text-properties style:font-name="Arial1" fo:font-size="11pt" officeooo:paragraph-rsid="001d6de9" style:font-size-asian="11pt" style:font-size-complex="11pt"/>
    </style:style>
    <style:style style:name="P50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51" style:family="paragraph" style:parent-style-name="Text_20_body" style:list-style-name="L11">
      <style:paragraph-properties fo:margin-top="0cm" fo:margin-bottom="0cm" style:contextual-spacing="false" fo:orphans="2" fo:widows="2"/>
      <style:text-properties officeooo:paragraph-rsid="001c3475"/>
    </style:style>
    <style:style style:name="P52" style:family="paragraph" style:parent-style-name="Text_20_body" style:list-style-name="L22">
      <style:paragraph-properties fo:margin-top="0cm" fo:margin-bottom="0cm" style:contextual-spacing="false" fo:orphans="2" fo:widows="2"/>
      <style:text-properties officeooo:paragraph-rsid="001c3475"/>
    </style:style>
    <style:style style:name="P53" style:family="paragraph" style:parent-style-name="Text_20_body" style:list-style-name="L26">
      <style:paragraph-properties fo:margin-top="0cm" fo:margin-bottom="0cm" style:contextual-spacing="false" fo:orphans="2" fo:widows="2"/>
    </style:style>
    <style:style style:name="P54" style:family="paragraph" style:parent-style-name="Text_20_body" style:list-style-name="L26">
      <style:paragraph-properties fo:margin-top="0cm" fo:margin-bottom="0cm" style:contextual-spacing="false" fo:orphans="2" fo:widows="2"/>
      <style:text-properties officeooo:paragraph-rsid="001dc42b"/>
    </style:style>
    <style:style style:name="P55" style:family="paragraph" style:parent-style-name="Text_20_body">
      <style:paragraph-properties fo:margin-top="0cm" fo:margin-bottom="0cm" style:contextual-spacing="false" fo:orphans="2" fo:widows="2"/>
      <style:text-properties style:font-name="Arial1" fo:font-size="11pt" style:font-size-asian="11pt" style:font-size-complex="11pt"/>
    </style:style>
    <style:style style:name="P56" style:family="paragraph" style:parent-style-name="Text_20_body" style:list-style-name="L25">
      <style:paragraph-properties fo:margin-top="0cm" fo:margin-bottom="0cm" style:contextual-spacing="false" fo:orphans="2" fo:widows="2"/>
      <style:text-properties style:font-name="Arial1" fo:font-size="11pt" style:font-size-asian="11pt" style:font-size-complex="11pt"/>
    </style:style>
    <style:style style:name="P57" style:family="paragraph" style:parent-style-name="Text_20_body" style:list-style-name="L26">
      <style:paragraph-properties fo:margin-top="0cm" fo:margin-bottom="0cm" style:contextual-spacing="false" fo:orphans="2" fo:widows="2"/>
      <style:text-properties style:font-name="Arial1" fo:font-size="11pt" officeooo:paragraph-rsid="001dc42b" style:font-size-asian="11pt" style:font-size-complex="11pt"/>
    </style:style>
    <style:style style:name="P58" style:family="paragraph" style:parent-style-name="Text_20_body" style:list-style-name="L12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1d6de9"/>
    </style:style>
    <style:style style:name="P59" style:family="paragraph" style:parent-style-name="Text_20_body" style:list-style-name="L13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6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404040" loext:opacity="100%" style:font-name="Arial1" fo:font-size="11pt" fo:letter-spacing="normal" fo:font-style="normal" fo:font-weight="normal" style:font-size-asian="11pt" style:font-size-complex="11pt"/>
    </style:style>
    <style:style style:name="P61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2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1" fo:font-size="11pt" officeooo:paragraph-rsid="001c3475" style:font-size-asian="11pt" style:font-size-complex="11pt"/>
    </style:style>
    <style:style style:name="P63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bbb31"/>
    </style:style>
    <style:style style:name="P64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01bbb31" officeooo:paragraph-rsid="001bbb31" style:font-weight-asian="bold" style:font-weight-complex="bold"/>
    </style:style>
    <style:style style:name="P65" style:family="paragraph" style:parent-style-name="Text_20_body" style:list-style-name="L11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c3475"/>
    </style:style>
    <style:style style:name="P66" style:family="paragraph" style:parent-style-name="Text_20_body" style:list-style-name="L22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c3475"/>
    </style:style>
    <style:style style:name="P67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8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c42b"/>
    </style:style>
    <style:style style:name="P6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1" fo:font-size="11pt" officeooo:paragraph-rsid="001c3475" style:font-size-asian="11pt" style:font-size-complex="11pt"/>
    </style:style>
    <style:style style:name="P70" style:family="paragraph" style:parent-style-name="Text_20_body" style:list-style-name="L26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Arial1" fo:font-size="11pt" officeooo:paragraph-rsid="001dc42b" style:font-size-asian="11pt" style:font-size-complex="11pt"/>
    </style:style>
    <style:style style:name="P71" style:family="paragraph" style:parent-style-name="Text_20_body" style:list-style-name="L19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1c3475"/>
    </style:style>
    <style:style style:name="P72" style:family="paragraph" style:parent-style-name="Text_20_body" style:list-style-name="L20">
      <style:paragraph-properties fo:margin-left="0cm" fo:margin-right="0cm" fo:margin-top="0cm" fo:margin-bottom="0.106cm" style:contextual-spacing="false" fo:orphans="2" fo:widows="2" fo:text-indent="0cm" style:auto-text-indent="false"/>
    </style:style>
    <style:style style:name="P73" style:family="paragraph" style:parent-style-name="Text_20_body" style:list-style-name="L25">
      <style:paragraph-properties fo:margin-left="0cm" fo:margin-right="0cm" fo:margin-top="0cm" fo:margin-bottom="0.106cm" style:contextual-spacing="false" fo:orphans="2" fo:widows="2" fo:text-indent="0cm" style:auto-text-indent="false"/>
      <style:text-properties officeooo:paragraph-rsid="001d6de9"/>
    </style:style>
    <style:style style:name="P74" style:family="paragraph" style:parent-style-name="Text_20_body" style:list-style-name="L25">
      <style:paragraph-properties fo:margin-left="0cm" fo:margin-right="0cm" fo:margin-top="0cm" fo:margin-bottom="0.106cm" style:contextual-spacing="false" fo:orphans="2" fo:widows="2" fo:text-indent="0cm" style:auto-text-indent="false"/>
      <style:text-properties style:font-name="Arial1" fo:font-size="11pt" officeooo:paragraph-rsid="001d6de9" style:font-size-asian="11pt" style:font-size-complex="11pt"/>
    </style:style>
    <style:style style:name="P75" style:family="paragraph" style:parent-style-name="Text_20_body">
      <style:paragraph-properties fo:margin-left="0cm" fo:margin-right="0cm" fo:margin-top="0cm" fo:margin-bottom="0.106cm" style:contextual-spacing="false" fo:orphans="2" fo:widows="2" fo:text-indent="0cm" style:auto-text-indent="false"/>
      <style:text-properties style:font-name="Arial1" fo:font-size="11pt" officeooo:paragraph-rsid="001d6de9" style:font-size-asian="11pt" style:font-size-complex="11pt"/>
    </style:style>
    <style:style style:name="P76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style:font-name-asian="Times New Roman1"/>
    </style:style>
    <style:style style:name="T4" style:family="text">
      <style:text-properties fo:color="#000000" loext:opacity="100%" fo:font-weight="bold" style:font-name-asian="Times New Roman1" style:font-weight-asian="bold" style:font-weight-complex="bold"/>
    </style:style>
    <style:style style:name="T5" style:family="text">
      <style:text-properties fo:color="#000000" loext:opacity="100%" style:font-name="Arial1" fo:font-size="11pt" style:font-size-asian="11pt" style:font-size-complex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bb31"/>
    </style:style>
    <style:style style:name="T8" style:family="text">
      <style:text-properties fo:font-variant="normal" fo:text-transform="none" fo:color="#f8faff" loext:opacity="100%" style:font-name="DeepSeek-CJK-patch" fo:font-size="12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font-name="Arial1" fo:font-size="11pt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000000" loext:opacity="100%" style:font-name="Arial1" fo:font-size="11pt" fo:letter-spacing="normal" fo:font-style="normal" fo:font-weight="normal" officeooo:rsid="001bbb31" style:font-size-asian="11pt" style:font-size-complex="11pt"/>
    </style:style>
    <style:style style:name="T11" style:family="text">
      <style:text-properties fo:font-variant="normal" fo:text-transform="none" fo:color="#000000" loext:opacity="100%" style:font-name="Arial1" fo:font-size="11pt" fo:letter-spacing="normal" fo:font-style="normal" style:font-size-asian="11pt" style:font-size-complex="11pt"/>
    </style:style>
    <style:style style:name="T12" style:family="text">
      <style:text-properties fo:font-variant="normal" fo:text-transform="none" fo:color="#000000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fo:color="#000000" loext:opacity="100%" style:font-name="Arial1" fo:font-size="11pt" fo:letter-spacing="normal" fo:font-style="normal" fo:font-weight="bold" officeooo:rsid="001823d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15" style:family="text">
      <style:text-properties fo:font-variant="normal" fo:text-transform="none" fo:color="#404040" loext:opacity="100%" style:font-name="DeepSeek-CJK-patch" fo:font-size="12pt" fo:letter-spacing="normal" fo:font-style="normal" fo:font-weight="normal" officeooo:rsid="001c3475"/>
    </style:style>
    <style:style style:name="T16" style:family="text">
      <style:text-properties fo:font-variant="normal" fo:text-transform="none" fo:color="#404040" loext:opacity="100%" style:font-name="DeepSeek-CJK-patch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404040" loext:opacity="100%" style:font-name="DeepSeek-CJK-patch" fo:font-size="12pt" fo:letter-spacing="normal" fo:font-style="normal" fo:font-weight="normal" officeooo:rsid="001c3475" style:font-weight-asian="normal" style:font-weight-complex="normal"/>
    </style:style>
    <style:style style:name="T18" style:family="text">
      <style:text-properties fo:font-variant="normal" fo:text-transform="none" fo:color="#404040" loext:opacity="100%" style:font-name="DeepSeek-CJK-patch" fo:font-size="12pt" fo:letter-spacing="normal" fo:font-style="normal" fo:font-weight="normal" officeooo:rsid="001dc42b"/>
    </style:style>
    <style:style style:name="T19" style:family="text">
      <style:text-properties fo:font-variant="normal" fo:text-transform="none" fo:color="#404040" loext:opacity="100%" style:font-name="DeepSeek-CJK-patch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21" style:family="text">
      <style:text-properties fo:font-variant="normal" fo:text-transform="none" fo:color="#404040" loext:opacity="100%" fo:font-size="12pt" fo:letter-spacing="normal" fo:font-style="normal" fo:font-weight="normal" officeooo:rsid="0019ad98"/>
    </style:style>
    <style:style style:name="T22" style:family="text">
      <style:text-properties fo:font-variant="normal" fo:text-transform="none" fo:color="#404040" loext:opacity="100%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404040" loext:opacity="100%" fo:font-size="12pt" fo:letter-spacing="normal" fo:font-style="normal" fo:font-weight="normal" officeooo:rsid="001c3475" style:font-weight-asian="normal" style:font-weight-complex="normal"/>
    </style:style>
    <style:style style:name="T24" style:family="text">
      <style:text-properties fo:font-variant="normal" fo:text-transform="none" fo:color="#404040" loext:opacity="100%" fo:font-size="12pt" fo:letter-spacing="normal" fo:font-style="normal" fo:font-weight="normal" officeooo:rsid="001c3475"/>
    </style:style>
    <style:style style:name="T25" style:family="text">
      <style:text-properties fo:font-variant="normal" fo:text-transform="none" fo:color="#404040" loext:opacity="100%" fo:font-size="12pt" fo:letter-spacing="normal" fo:font-style="normal" fo:font-weight="normal" officeooo:rsid="001dc42b"/>
    </style:style>
    <style:style style:name="T26" style:family="text">
      <style:text-properties fo:font-variant="normal" fo:text-transform="none" fo:color="#404040" loext:opacity="100%" fo:font-size="12pt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404040" loext:opacity="100%" style:font-name="Arial1" fo:font-size="12pt" fo:letter-spacing="normal" fo:font-style="normal" fo:font-weight="normal"/>
    </style:style>
    <style:style style:name="T28" style:family="text">
      <style:text-properties fo:font-variant="normal" fo:text-transform="none" fo:color="#404040" loext:opacity="100%" style:font-name="Arial1" fo:font-size="12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404040" loext:opacity="100%" style:font-name="Arial1" fo:font-size="12pt" fo:letter-spacing="normal" fo:font-style="normal" fo:font-weight="normal" officeooo:rsid="001c3475" style:font-weight-asian="normal" style:font-weight-complex="normal"/>
    </style:style>
    <style:style style:name="T30" style:family="text">
      <style:text-properties fo:font-variant="normal" fo:text-transform="none" fo:color="#404040" loext:opacity="100%" style:font-name="Arial1" fo:font-size="12pt" fo:letter-spacing="normal" fo:font-style="normal" fo:font-weight="normal" officeooo:rsid="001c3475"/>
    </style:style>
    <style:style style:name="T31" style:family="text">
      <style:text-properties fo:font-variant="normal" fo:text-transform="none" fo:color="#404040" loext:opacity="100%" style:font-name="Arial1" fo:font-size="12pt" fo:letter-spacing="normal" fo:font-style="normal" fo:font-weight="normal" officeooo:rsid="001dc42b"/>
    </style:style>
    <style:style style:name="T32" style:family="text">
      <style:text-properties fo:font-variant="normal" fo:text-transform="none" fo:color="#404040" loext:opacity="100%" style:font-name="Arial1" fo:font-size="12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404040" loext:opacity="100%" style:font-name="Arial1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404040" loext:opacity="100%" style:font-name="Arial1" fo:letter-spacing="normal" fo:font-style="normal" fo:font-weight="normal"/>
    </style:style>
    <style:style style:name="T35" style:family="text">
      <style:text-properties fo:font-variant="normal" fo:text-transform="none" fo:color="#404040" loext:opacity="100%" style:font-name="Arial1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404040" loext:opacity="100%" style:font-name="Arial1" fo:letter-spacing="normal" fo:font-style="normal" fo:font-weight="normal" officeooo:rsid="001c3475" style:font-weight-asian="normal" style:font-weight-complex="normal"/>
    </style:style>
    <style:style style:name="T37" style:family="text">
      <style:text-properties fo:font-variant="normal" fo:text-transform="none" fo:color="#404040" loext:opacity="100%" style:font-name="Arial1" fo:letter-spacing="normal" fo:font-style="normal" fo:font-weight="normal" officeooo:rsid="001c3475"/>
    </style:style>
    <style:style style:name="T38" style:family="text">
      <style:text-properties fo:font-variant="normal" fo:text-transform="none" fo:color="#404040" loext:opacity="100%" style:font-name="Arial1" fo:letter-spacing="normal" fo:font-style="normal" fo:font-weight="normal" officeooo:rsid="001dc42b"/>
    </style:style>
    <style:style style:name="T39" style:family="text">
      <style:text-properties fo:font-variant="normal" fo:text-transform="none" fo:color="#404040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40" style:family="text">
      <style:text-properties fo:font-variant="normal" fo:text-transform="none" fo:color="#404040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404040" loext:opacity="100%" style:font-name="Arial1" fo:font-size="11pt" fo:letter-spacing="normal" fo:font-style="normal" fo:font-weight="normal" officeooo:rsid="001c3475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404040" loext:opacity="100%" style:font-name="Arial1" fo:font-size="11pt" fo:letter-spacing="normal" fo:font-style="normal" fo:font-weight="normal" style:font-size-asian="11pt" style:font-size-complex="11pt"/>
    </style:style>
    <style:style style:name="T43" style:family="text">
      <style:text-properties fo:font-variant="normal" fo:text-transform="none" fo:color="#404040" loext:opacity="100%" style:font-name="Arial1" fo:font-size="11pt" fo:letter-spacing="normal" fo:font-style="normal" fo:font-weight="normal" officeooo:rsid="001c3475" style:font-size-asian="11pt" style:font-size-complex="11pt"/>
    </style:style>
    <style:style style:name="T44" style:family="text">
      <style:text-properties fo:font-variant="normal" fo:text-transform="none" fo:color="#404040" loext:opacity="100%" style:font-name="Arial1" fo:font-size="11pt" fo:letter-spacing="normal" fo:font-style="normal" fo:font-weight="normal" officeooo:rsid="001dc42b" style:font-size-asian="11pt" style:font-size-complex="11pt"/>
    </style:style>
    <style:style style:name="T45" style:family="text">
      <style:text-properties fo:font-variant="normal" fo:text-transform="none" fo:color="#404040" loext:opacity="100%" fo:letter-spacing="normal" fo:font-style="normal" fo:font-weight="normal"/>
    </style:style>
    <style:style style:name="T46" style:family="text">
      <style:text-properties officeooo:rsid="001dc42b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318cm"/>
      </text:list-level-style-number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2.812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2.812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318cm"/>
      </text:list-level-style-bullet>
      <text:list-level-style-bullet text:level="2" text:style-name="Bullet_20_Symbols" style:num-suffix="." text:bullet-char="•">
        <style:list-level-properties text:space-before="1.56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13"/>
      <text:p text:style-name="P13"/>
      <text:p text:style-name="P13"/>
      <text:p text:style-name="P14">GameTracker</text:p>
      <text:p text:style-name="P17"><text:s/><text:span text:style-name="T3">Plataforma de Seguimento e Reseñas de Videoxogos</text:span></text:p>
      <text:p text:style-name="P14"/>
      <text:p text:style-name="P15">Rubén Agra Casal</text:p>
      <text:p text:style-name="P16">2º Desarrollo de aplicaciones multiplataforma</text:p>
      <text:p text:style-name="P7"/>
      <text:p text:style-name="P19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263_167962671" text:style-name="Index_20_Link" text:visited-style-name="Index_20_Link">1. Tipo de proxecto<text:tab/>3</text:a></text:p>
          <text:p text:style-name="P11"><text:a xlink:type="simple" xlink:href="#__RefHeading___Toc1265_167962671" text:style-name="Index_20_Link" text:visited-style-name="Index_20_Link">2. Descrición do proxecto<text:tab/>3</text:a></text:p>
          <text:p text:style-name="P11"><text:a xlink:type="simple" xlink:href="#__RefHeading___Toc1267_167962671" text:style-name="Index_20_Link" text:visited-style-name="Index_20_Link">3. Contextualización<text:tab/>4</text:a></text:p>
          <text:p text:style-name="P12"><text:a xlink:type="simple" xlink:href="#__RefHeading___Toc1269_167962671" text:style-name="Index_20_Link" text:visited-style-name="Index_20_Link">3.1. A quen vai destinado e por qué?<text:tab/>4</text:a></text:p>
          <text:p text:style-name="P23"><text:a xlink:type="simple" xlink:href="#__RefHeading___Toc338_887683151" text:style-name="Index_20_Link" text:visited-style-name="Index_20_Link">Público obxectivo</text:a><text:a xlink:type="simple" xlink:href="#__RefHeading___Toc338_887683151" text:style-name="Index_20_Link" text:visited-style-name="Index_20_Link"><text:tab/>4</text:a></text:p>
          <text:p text:style-name="P12"><text:a xlink:type="simple" xlink:href="#__RefHeading___Toc1271_167962671" text:style-name="Index_20_Link" text:visited-style-name="Index_20_Link">3.2. Cal é a necesidade ou necesidades que se pretenden cubrir ou satisfacer?<text:tab/>4</text:a></text:p>
          <text:p text:style-name="P12"><text:a xlink:type="simple" xlink:href="#__RefHeading___Toc1273_167962671" text:style-name="Index_20_Link" text:visited-style-name="Index_20_Link">3.3. Existen na actualidade aplicación que tenten dar resposta a esa(s) necesidade(s)? En que medida o conseguen?<text:tab/>4</text:a></text:p>
          <text:p text:style-name="P12"><text:a xlink:type="simple" xlink:href="#__RefHeading___Toc1275_167962671" text:style-name="Index_20_Link" text:visited-style-name="Index_20_Link">3.4. O desenvolvemento do proxecto abre unha oportunidade de negocio? É posible a súa comercialización? Como?<text:tab/>4</text:a></text:p>
          <text:p text:style-name="P11"><text:a xlink:type="simple" xlink:href="#__RefHeading___Toc1277_167962671" text:style-name="Index_20_Link" text:visited-style-name="Index_20_Link">4. Análise preliminar do proxecto<text:tab/>5</text:a></text:p>
          <text:p text:style-name="P12"><text:a xlink:type="simple" xlink:href="#__RefHeading___Toc1279_167962671" text:style-name="Index_20_Link" text:visited-style-name="Index_20_Link">4.1. Obxectivos que pretende alcanzar o proxecto<text:tab/>5</text:a></text:p>
          <text:p text:style-name="P12"><text:a xlink:type="simple" xlink:href="#__RefHeading___Toc1281_167962671" text:style-name="Index_20_Link" text:visited-style-name="Index_20_Link">4.2. Alcance e principais requisitos<text:tab/>5</text:a></text:p>
          <text:p text:style-name="P23"><text:a xlink:type="simple" xlink:href="#__RefHeading___Toc340_887683151" text:style-name="Index_20_Link" text:visited-style-name="Index_20_Link">Funcionalidades básicas</text:a><text:a xlink:type="simple" xlink:href="#__RefHeading___Toc340_887683151" text:style-name="Index_20_Link" text:visited-style-name="Index_20_Link"><text:tab/>5</text:a></text:p>
          <text:p text:style-name="P23"><text:a xlink:type="simple" xlink:href="#__RefHeading___Toc342_887683151" text:style-name="Index_20_Link" text:visited-style-name="Index_20_Link">Requisitos técnicos</text:a><text:a xlink:type="simple" xlink:href="#__RefHeading___Toc342_887683151" text:style-name="Index_20_Link" text:visited-style-name="Index_20_Link"><text:tab/>6</text:a></text:p>
          <text:p text:style-name="P23"><text:a xlink:type="simple" xlink:href="#__RefHeading___Toc344_887683151" text:style-name="Index_20_Link" text:visited-style-name="Index_20_Link">Frontend móbil</text:a><text:a xlink:type="simple" xlink:href="#__RefHeading___Toc344_887683151" text:style-name="Index_20_Link" text:visited-style-name="Index_20_Link"><text:tab/>6</text:a></text:p>
          <text:p text:style-name="P12"><text:a xlink:type="simple" xlink:href="#__RefHeading___Toc1283_167962671" text:style-name="Index_20_Link" text:visited-style-name="Index_20_Link">4.3. Actividades a levar a cabo para dar forma ao proxecto.<text:tab/>6</text:a></text:p>
          <text:p text:style-name="P12"><text:a xlink:type="simple" xlink:href="#__RefHeading___Toc1285_167962671" text:style-name="Index_20_Link" text:visited-style-name="Index_20_Link">4.4. Tecnoloxías que se empregarán<text:tab/>6</text:a></text:p>
        </text:index-body>
      </text:table-of-content>
      <text:p text:style-name="P5"/>
      <text:p text:style-name="P6"/>
      <text:p text:style-name="P9"/>
      <text:list xml:id="list3379984183" text:style-name="WWNum3">
        <text:list-item>
          <text:h text:style-name="P24" text:outline-level="1"><text:bookmark-start text:name="__RefHeading___Toc1263_167962671"/><text:bookmark-start text:name="_Toc99643930"/>Tipo de proxecto<text:bookmark-end text:name="__RefHeading___Toc1263_167962671"/><text:bookmark-end text:name="_Toc99643930"/></text:h>
        </text:list-item>
      </text:list>
      <text:p text:style-name="P40">O proxecto consistirá nunha aplicación móbil na que permitirá aos usuarios rexistrar, puntuar e comentar videoxogos que estean tanto xogando no momento ou que haxan <text:span text:style-name="T3">xogado nun pasado</text:span>. <text:span text:style-name="T7">Tamén incluiría recomendación de xogos, funcionalidades sociais e análise personalizada na actividade do usuario</text:span></text:p>
      <text:list xml:id="list204215504049872" text:continue-numbering="true" text:style-name="WWNum3">
        <text:list-item>
          <text:h text:style-name="P26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18"><text:span text:style-name="T9">O proxecto consiste no deseño e desenvolvemento dunha </text:span><text:span text:style-name="Strong_20_Emphasis"><text:span text:style-name="T9">aplicación móbil </text:span></text:span><text:span text:style-name="T9">orientada a amantes dos videoxogos, que lles permitirá xestionar a súa experiencia de xogo, interactuar con outros usuarios e descubrir novos títulos acordes aos seus intereses</text:span><text:span text:style-name="T5"> </text:span></text:p>
      <text:list xml:id="list278028786" text:style-name="L1">
        <text:list-header>
          <text:p text:style-name="P63"><text:span text:style-name="Strong_20_Emphasis"><text:span text:style-name="T13">Rexistros e perfís de usuario:</text:span></text:span></text:p>
        </text:list-header>
        <text:list-item>
          <text:p text:style-name="P42"><text:span text:style-name="T9">Creación de contas personalizadas.</text:span></text:p>
        </text:list-item>
        <text:list-item>
          <text:p text:style-name="P42"><text:span text:style-name="T9">Posibilidade de engadir información sobre os xogos que xogaron ou están xogand</text:span><text:span text:style-name="T10">o</text:span></text:p>
          <text:p text:style-name="P64"><text:span text:style-name="T11">Xestión de coleccións:</text:span></text:p>
        </text:list-item>
        <text:list-item>
          <text:p text:style-name="P43"><text:span text:style-name="T9">Engadir videoxogos a diferentes listas (ex: Xogando agora, Rematados, Wishlist, Favoritos).</text:span></text:p>
        </text:list-item>
        <text:list-item>
          <text:p text:style-name="P42"><text:span text:style-name="T10">Edición e eliminación de entradas.</text:span></text:p>
          <text:p text:style-name="P63"><text:span text:style-name="Strong_20_Emphasis"><text:span text:style-name="T12">Valoracións e análises:</text:span></text:span></text:p>
        </text:list-item>
        <text:list-item>
          <text:p text:style-name="P42"><text:span text:style-name="T9">Sistema de puntuación (por exemplo, de 1 a 5 estrelas ou de 0 a 10).</text:span></text:p>
        </text:list-item>
        <text:list-item>
          <text:p text:style-name="P42"><text:span text:style-name="T9">Posibilidade de escribir reseñas detalladas.</text:span></text:p>
          <text:p text:style-name="P63"><text:span text:style-name="Strong_20_Emphasis"><text:span text:style-name="T12">Interacción social:</text:span></text:span></text:p>
        </text:list-item>
        <text:list-item>
          <text:p text:style-name="P42"><text:span text:style-name="T9">Seguir a outros usuarios e ver as súas actividades.</text:span></text:p>
        </text:list-item>
        <text:list-item>
          <text:p text:style-name="P42"><text:span text:style-name="T9">Compartir logros, listas e recomendacións</text:span></text:p>
        </text:list-item>
        <text:list-item>
          <text:p text:style-name="P42"><text:span text:style-name="T9">Comentarios en publicacións doutros usuarios.</text:span></text:p>
          <text:p text:style-name="P63"><text:span text:style-name="Strong_20_Emphasis"><text:span text:style-name="T12">Recomendacións personalizadas:</text:span></text:span></text:p>
        </text:list-item>
        <text:list-item>
          <text:p text:style-name="P42"><text:span text:style-name="T9">Sistema de suxestións baseado nos xogos xa xogados e valorados</text:span></text:p>
        </text:list-item>
        <text:list-item>
          <text:p text:style-name="P42"><text:span text:style-name="T9">Filtros por xénero, plataforma, popularidade, etc.</text:span></text:p>
          <text:p text:style-name="P63"><text:span text:style-name="Strong_20_Emphasis"><text:span text:style-name="T12">Estatísticas e seguimento:</text:span></text:span></text:p>
        </text:list-item>
        <text:list-item>
          <text:p text:style-name="P42"><text:span text:style-name="T9">Visualización de datos como tempo de xogo, tendencias de xéneros preferidos ou progreso anual.</text:span></text:p>
        </text:list-item>
        <text:list-item>
          <text:p text:style-name="P42"><text:span text:style-name="T9">Gráficos e informes resumidos da actividade do usuario.</text:span></text:p>
          <text:p text:style-name="P63"><text:span text:style-name="Strong_20_Emphasis"><text:span text:style-name="T12">Outras características opcionais:</text:span></text:span></text:p>
        </text:list-item>
        <text:list-item>
          <text:p text:style-name="P42"><text:span text:style-name="T9">Notificacións sobre ofertas, lanzamentos ou actualizacións de xogos.</text:span></text:p>
        </text:list-item>
        <text:list-item>
          <text:p text:style-name="P50"><text:span text:style-name="T9">Integración con APIs de plataformas como Steam, PlayStation ou Xbox.</text:span></text:p>
          <text:p text:style-name="P36"/>
        </text:list-item>
      </text:list>
      <text:list xml:id="list204216828223994" text:continue-list="list204215504049872" text:style-name="WWNum3">
        <text:list-item>
          <text:h text:style-name="P25" text:outline-level="1"><text:bookmark-start text:name="__RefHeading___Toc1267_167962671"/><text:bookmark-start text:name="_Toc99643932"/><text:soft-page-break/>Contextualización<text:bookmark-end text:name="__RefHeading___Toc1267_167962671"/><text:bookmark-end text:name="_Toc99643932"/></text:h>
          <text:list>
            <text:list-item>
              <text:h text:style-name="P27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76">A aplicación está dirixida principalmente a:</text:p>
      <text:list xml:id="list560448256" text:style-name="L11">
        <text:list-item>
          <text:p text:style-name="P51"><text:span text:style-name="Strong_20_Emphasis"><text:span text:style-name="T12">Xogadores casuais e hardcore</text:span></text:span><text:span text:style-name="Strong_20_Emphasis"><text:span text:style-name="T9"> </text:span></text:span><text:span text:style-name="T9">(dende adolescentes a adultos) que busquen organizar a súa colección de videoxogos e interactuar cunha comunidade.</text:span></text:p>
          <text:p text:style-name="P65"><text:span text:style-name="T9"/></text:p>
        </text:list-item>
        <text:list-item>
          <text:p text:style-name="P51"><text:span text:style-name="Strong_20_Emphasis"><text:span text:style-name="T12">Coleccionistas e entusiastas</text:span></text:span><text:span text:style-name="Strong_20_Emphasis"><text:span text:style-name="T9"> </text:span></text:span><text:span text:style-name="T9">que desexen rexistrar e valorar os xogos que xogaron.</text:span></text:p>
          <text:p text:style-name="P65"><text:span text:style-name="T9"/></text:p>
        </text:list-item>
        <text:list-item>
          <text:p text:style-name="P51"><text:span text:style-name="Strong_20_Emphasis"><text:span text:style-name="T12">Usuarios de plataformas como Steam, PlayStation, Xbox ou Nintendo Switch</text:span></text:span><text:span text:style-name="T12">,</text:span><text:span text:style-name="T9"> que xa usan ferramentas similares pero de forma fragmentada (ex: listas de Steam, Excel, ou forums).</text:span></text:p>
          <text:p text:style-name="P65"><text:span text:style-name="T9"/></text:p>
        </text:list-item>
        <text:list-item>
          <text:p text:style-name="P51"><text:span text:style-name="Strong_20_Emphasis"><text:span text:style-name="T12">Streamers e creadores de contido.</text:span></text:span><text:span text:style-name="T8">u</text:span></text:p>
        </text:list-item>
      </text:list>
      <text:p text:style-name="P18"/>
      <text:list xml:id="list204216326422826" text:continue-list="list204216828223994" text:style-name="WWNum3">
        <text:list-item>
          <text:list>
            <text:list-item>
              <text:h text:style-name="P27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list xml:id="list1204960024" text:style-name="L2">
        <text:list-item>
          <text:p text:style-name="P30">Permitir aos xogadores levar un rexistro adecuado da súa colección</text:p>
        </text:list-item>
        <text:list-item>
          <text:p text:style-name="P30">Ofrecer recomendacións personalizadas</text:p>
        </text:list-item>
        <text:list-item>
          <text:p text:style-name="P30">Fomentar a interacción entre a comunidade</text:p>
        </text:list-item>
      </text:list>
      <text:list xml:id="list204215420471738" text:continue-list="list204216326422826" text:style-name="WWNum3">
        <text:list-item>
          <text:list>
            <text:list-item>
              <text:h text:style-name="P27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20"><text:bookmark text:name="_heading=h.2et92p0"/><text:bookmark text:name="_heading=h.3znysh7"/>Sí, hai varias plataformas similares como Backloggd, GG App e HowLongToBeat, pero:</text:p>
      <text:list xml:id="list449335839" text:style-name="L3">
        <text:list-item>
          <text:p text:style-name="P41">Algunhas carecen de interfaces pouco intuitivas.</text:p>
        </text:list-item>
        <text:list-item>
          <text:p text:style-name="P41">Algunhas non están actualizadas.</text:p>
        </text:list-item>
        <text:list-item>
          <text:p text:style-name="P41">Non todas permiten unha interacción social ao nivel de Letterboxd.</text:p>
        </text:list-item>
      </text:list>
      <text:list xml:id="list204215795972766" text:continue-list="list204215420471738" text:style-name="WWNum3">
        <text:list-item>
          <text:list>
            <text:list-item>
              <text:h text:style-name="P27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8"><text:bookmark text:name="_heading=h.tyjcwt"/>Sí, podería monetizarse con:</text:p>
      <text:list xml:id="list20545641" text:style-name="L4">
        <text:list-item>
          <text:p text:style-name="P31"><text:span text:style-name="T6">Subscripción premium</text:span> (listas avanzadas, estadísticas máis detalladas, temas personalizados para o perfil...).</text:p>
        </text:list-item>
        <text:list-item>
          <text:p text:style-name="P33">Publicidade non invasiva.</text:p>
        </text:list-item>
        <text:list-item>
          <text:p text:style-name="P31"><text:span text:style-name="T4">Afiliación</text:span><text:span text:style-name="T6"> con tendas de videoxogos</text:span> (enlaces a Steam).</text:p>
        </text:list-item>
      </text:list>
      <text:p text:style-name="Standard"><text:bookmark text:name="_heading=h.3dy6vkm"/></text:p>
      <text:list xml:id="list204215665529664" text:continue-list="list204215795972766" text:style-name="WWNum3">
        <text:list-item>
          <text:h text:style-name="P25" text:outline-level="1"><text:bookmark-start text:name="__RefHeading___Toc1277_167962671"/><text:bookmark-start text:name="_Toc99643937"/><text:soft-page-break/>Análise preliminar do proxecto<text:bookmark-end text:name="__RefHeading___Toc1277_167962671"/><text:bookmark-end text:name="_Toc99643937"/></text:h>
          <text:list>
            <text:list-item>
              <text:h text:style-name="P27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list xml:id="list1618181658" text:style-name="L5">
        <text:list-item>
          <text:p text:style-name="P32">Crear unha plataforma intuitiva e atractiva para xestionar bibliotecas de videoxogos.</text:p>
        </text:list-item>
        <text:list-item>
          <text:p text:style-name="P32">Fomentar á comunidade a través de reseñas e recomendacións.</text:p>
        </text:list-item>
        <text:list-item>
          <text:p text:style-name="P32">Implementar un sistema de recomendacións baseado nas preferencias do usuario.</text:p>
        </text:list-item>
      </text:list>
      <text:list xml:id="list204214859591225" text:continue-list="list204215665529664" text:style-name="WWNum3">
        <text:list-item>
          <text:list>
            <text:list-item>
              <text:h text:style-name="P27" text:outline-level="2"><text:bookmark-start text:name="__RefHeading___Toc1281_167962671"/>Alcance e principais requisitos<text:bookmark-end text:name="__RefHeading___Toc1281_167962671"/></text:h>
            </text:list-item>
          </text:list>
        </text:list-item>
      </text:list>
      <text:list xml:id="list766078318" text:style-name="L6">
        <text:list-header>
          <text:h text:style-name="P28" text:outline-level="4"><text:bookmark-start text:name="__RefHeading___Toc340_887683151"/><text:span text:style-name="Strong_20_Emphasis"><text:span text:style-name="T39">Funcionalidades básicas</text:span></text:span><text:bookmark-end text:name="__RefHeading___Toc340_887683151"/></text:h>
        </text:list-header>
      </text:list>
      <text:list xml:id="list1296691663" text:style-name="L19">
        <text:list-header>
          <text:p text:style-name="P71"><text:span text:style-name="Strong_20_Emphasis"><text:span text:style-name="T40">Xestión de usuario</text:span></text:span><text:span text:style-name="Strong_20_Emphasis"><text:span text:style-name="T41">s</text:span></text:span></text:p>
        </text:list-header>
      </text:list>
      <text:list xml:id="list1719990324" text:style-name="L16">
        <text:list-item>
          <text:p text:style-name="P48"><text:span text:style-name="T45">Inicio de sesión mediante email/contrasinal ou provedores externos (Google, Apple)</text:span></text:p>
        </text:list-item>
        <text:list-item>
          <text:p text:style-name="P48"><text:span text:style-name="T45">Recuperación de contrasinal.</text:span></text:p>
        </text:list-item>
        <text:list-item>
          <text:p text:style-name="P44"><text:span text:style-name="Strong_20_Emphasis"><text:span text:style-name="T42">Perfís personalizables </text:span></text:span><text:span text:style-name="Strong_20_Emphasis"><text:span text:style-name="T43">(Foto de perfil, biografía, lista de xogos propios).</text:span></text:span></text:p>
          <text:p text:style-name="P48"><text:span text:style-name="T45"/></text:p>
        </text:list-item>
      </text:list>
      <text:list xml:id="list492751028" text:style-name="L20">
        <text:list-header>
          <text:p text:style-name="P72"><text:span text:style-name="Strong_20_Emphasis"><text:span text:style-name="T39">Sistema CRUD para xogos e listas</text:span></text:span></text:p>
        </text:list-header>
      </text:list>
      <text:list xml:id="list2786821498" text:style-name="L21">
        <text:list-item>
          <text:p text:style-name="P45"><text:span text:style-name="Strong_20_Emphasis"><text:span text:style-name="T42">Crear, ler, actualizar e eliminar (CRUD)</text:span></text:span><text:span text:style-name="T42">:</text:span></text:p>
        </text:list-item>
      </text:list>
      <text:list xml:id="list230441768" text:style-name="L12">
        <text:list-item>
          <text:list>
            <text:list-item>
              <text:list>
                <text:list-header>
                  <text:p text:style-name="P60">- Engadir xogos á biblioteca persoal (con datos como plataforma, estado —xogando, rematado, wishlist—).</text:p>
                  <text:p text:style-name="P62"><text:span text:style-name="T45"><text:s/>- Edición ou eliminación de reseñas e puntuacións.</text:span></text:p>
                </text:list-header>
              </text:list>
            </text:list-item>
          </text:list>
        </text:list-item>
      </text:list>
      <text:list xml:id="list4022184648" text:style-name="L22">
        <text:list-item>
          <text:p text:style-name="P52"><text:span text:style-name="Strong_20_Emphasis"><text:span text:style-name="T42">Listas personalizadas</text:span></text:span><text:span text:style-name="T42">:</text:span></text:p>
          <text:list>
            <text:list-item>
              <text:list>
                <text:list-item>
                  <text:list>
                    <text:list-header>
                      <text:p text:style-name="P66"><text:span text:style-name="T42"><text:s text:c="20"/>- Creación de coleccións temáticas (ex:</text:span><text:span text:style-name="Emphasis"><text:span text:style-name="T42">"Mellores RPGs"</text:span></text:span><text:span text:style-name="T42">, </text:span><text:span text:style-name="Emphasis"><text:span text:style-name="T42">"Xogos para xogar con amigos"</text:span></text:span><text:span text:style-name="T42">)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9"/>
      <text:list xml:id="list204216077471198" text:continue-list="list230441768" text:style-name="L12">
        <text:list-header>
          <text:p text:style-name="P58"><text:span text:style-name="Strong_20_Emphasis"><text:span text:style-name="T39">Interacción social</text:span></text:span></text:p>
        </text:list-header>
      </text:list>
      <text:list xml:id="list4001393803" text:style-name="L25">
        <text:list-item>
          <text:p text:style-name="P49"><text:span text:style-name="T45">Seguir a outros usuarios e ver as súas actividades.</text:span></text:p>
        </text:list-item>
        <text:list-item>
          <text:p text:style-name="P49"><text:span text:style-name="T45">Comentarios en reseñas e listas públicas.</text:span></text:p>
        </text:list-item>
        <text:list-item>
          <text:p text:style-name="P49"><text:span text:style-name="T45">Compartición de listas en redes sociais.</text:span></text:p>
          <text:p text:style-name="P74"><text:span text:style-name="T45"/></text:p>
          <text:p text:style-name="P73"><text:span text:style-name="Strong_20_Emphasis"><text:span text:style-name="T39">Recomendacións e estatísticas</text:span></text:span></text:p>
        </text:list-item>
        <text:list-item>
          <text:p text:style-name="P46"><text:span text:style-name="Strong_20_Emphasis"><text:span text:style-name="T42">Sistema de recomendacións básico</text:span></text:span><text:span text:style-name="T42">:</text:span></text:p>
        </text:list-item>
        <text:list-item>
          <text:p text:style-name="P49"><text:span text:style-name="T45">Suxestións baseadas en xogos similares aos valorados polo usuario.</text:span></text:p>
        </text:list-item>
      </text:list>
      <text:p text:style-name="P75"><text:span text:style-name="T45"/></text:p>
      <text:list xml:id="list204215878272182" text:continue-numbering="true" text:style-name="L25">
        <text:list-header>
          <text:p text:style-name="P73"><text:span text:style-name="Strong_20_Emphasis"><text:span text:style-name="T39">Visualización de datos</text:span></text:span></text:p>
        </text:list-header>
        <text:list-item>
          <text:p text:style-name="P56"><text:span text:style-name="T45">Gráficos de tempo de xogo, xéneros máis xogados ou tendencias anuais.</text:span></text:p>
        </text:list-item>
      </text:list>
      <text:p text:style-name="P55"><text:span text:style-name="T45"/></text:p>
      <text:p text:style-name="P55"><text:span text:style-name="T45"/></text:p>
      <text:p text:style-name="P55"><text:span text:style-name="T45"/></text:p>
      <text:p text:style-name="P55"><text:span text:style-name="T45"/></text:p>
      <text:h text:style-name="P29" text:outline-level="4"><text:bookmark-start text:name="__RefHeading___Toc342_887683151"/><text:soft-page-break/><text:span text:style-name="Strong_20_Emphasis"><text:span text:style-name="T39">Requisitos técnicos</text:span></text:span><text:bookmark-end text:name="__RefHeading___Toc342_887683151"/></text:h>
      <text:h text:style-name="P29" text:outline-level="4"><text:bookmark-start text:name="__RefHeading___Toc344_887683151"/><text:span text:style-name="Strong_20_Emphasis"><text:span text:style-name="T39">Frontend móbil</text:span></text:span><text:bookmark-end text:name="__RefHeading___Toc344_887683151"/></text:h>
      <text:list xml:id="list3709120371" text:style-name="L26">
        <text:list-item>
          <text:p text:style-name="P54"><text:span text:style-name="T42">Desenvolvemento en </text:span><text:span text:style-name="Strong_20_Emphasis"><text:span text:style-name="T42">Android con Jetpack Compose </text:span></text:span><text:span text:style-name="T42">(arquitectura MVVM).</text:span></text:p>
        </text:list-item>
        <text:list-item>
          <text:p text:style-name="P57"><text:span text:style-name="T45">Compatibilidade con versións recentes de Android (API 26+).</text:span></text:p>
          <text:p text:style-name="P70"><text:span text:style-name="T45"/></text:p>
          <text:p text:style-name="P68"><text:span text:style-name="Strong_20_Emphasis"><text:span text:style-name="T39">Backend e almacenamento</text:span></text:span><text:span text:style-name="T39">:</text:span></text:p>
        </text:list-item>
        <text:list-item>
          <text:p text:style-name="P53"><text:span text:style-name="Strong_20_Emphasis"><text:span text:style-name="T42">Firebase </text:span></text:span><text:span text:style-name="T42">(Firestore para bases de datos, Authentication para roles, Cloud Functions para lóxica adicional).</text:span></text:p>
        </text:list-item>
        <text:list-item>
          <text:p text:style-name="P47"><text:span text:style-name="Strong_20_Emphasis"><text:span text:style-name="T42">Control de acceso baseado en roles (RBAC)</text:span></text:span></text:p>
        </text:list-item>
        <text:list-item>
          <text:p text:style-name="P53"><text:span text:style-name="Strong_20_Emphasis"><text:span text:style-name="T42">Usuario común</text:span></text:span><text:span text:style-name="T42">: Pode crear/editar o seu contido, seguir a outros usuarios.</text:span></text:p>
        </text:list-item>
        <text:list-item>
          <text:p text:style-name="P53"><text:span text:style-name="Strong_20_Emphasis"><text:span text:style-name="T42">Administrador</text:span></text:span><text:span text:style-name="T42">: Pode eliminar contido inapropiado, xestionar reportes, moderar a comunidade.</text:span></text:p>
          <text:p text:style-name="P67"><text:span text:style-name="T42"/></text:p>
        </text:list-item>
      </text:list>
      <text:list xml:id="list1065060761" text:style-name="L13">
        <text:list-header>
          <text:p text:style-name="P59"><text:span text:style-name="Strong_20_Emphasis"><text:span text:style-name="T39"><text:s/>APIs externas</text:span></text:span><text:span text:style-name="T39">:</text:span></text:p>
        </text:list-header>
        <text:list-item>
          <text:p text:style-name="P61"><text:span text:style-name="T42"><text:s/><text:tab/>Posible integració</text:span><text:span text:style-name="Strong_20_Emphasis"><text:span text:style-name="T44">n con RAWG </text:span></text:span><text:span text:style-name="T42">para obter datos de videoxogos (capas, imaxes, descricións).</text:span></text:p>
        </text:list-item>
      </text:list>
      <text:list xml:id="list204216821976554" text:continue-list="list204214859591225" text:style-name="WWNum3">
        <text:list-item>
          <text:list>
            <text:list-item>
              <text:h text:style-name="P27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list xml:id="list481479314" text:style-name="L7">
        <text:list-item>
          <text:p text:style-name="P34">Investigación de plataformas similares (Letterboxd, GoodReads, Musicboard, MyAnimeList).</text:p>
        </text:list-item>
        <text:list-item>
          <text:p text:style-name="P34">Deseño de UI/UX.</text:p>
        </text:list-item>
        <text:list-item>
          <text:p text:style-name="P34">Desenvolvemento de base de datos (<text:span text:style-name="T46">base de datos local e API Externa RAWG</text:span>).</text:p>
        </text:list-item>
        <text:list-item>
          <text:p text:style-name="P38">Configuración de Firebase para caché offline</text:p>
        </text:list-item>
        <text:list-item>
          <text:p text:style-name="P34">Implementación de frontend utilizando Jetpack Compose.</text:p>
        </text:list-item>
        <text:list-item>
          <text:p text:style-name="P34">Probas e feedback de usuarios target.</text:p>
        </text:list-item>
        <text:list-item>
          <text:p text:style-name="P37">O código será xestionado mediante repositorios Git (ramificación, revisión de código, integración continua...)</text:p>
        </text:list-item>
      </text:list>
      <text:list xml:id="list204215921361225" text:continue-list="list204216821976554" text:style-name="WWNum3">
        <text:list-item>
          <text:list>
            <text:list-item>
              <text:h text:style-name="P27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list xml:id="list3168705104" text:style-name="L8">
        <text:list-item>
          <text:p text:style-name="P35"><text:span text:style-name="T6">Frontend:</text:span> Jetpack Compose (Kotlin).</text:p>
        </text:list-item>
        <text:list-item>
          <text:p text:style-name="P35"><text:span text:style-name="T6">Backend: </text:span>Fireabase.</text:p>
        </text:list-item>
        <text:list-item>
          <text:p text:style-name="P35"><text:span text:style-name="T6">Base de datos: </text:span>Mariadb.</text:p>
        </text:list-item>
        <text:list-item>
          <text:p text:style-name="P35"><text:span text:style-name="T6">Autenticación</text:span>: Google Auth / Correo electrónico</text:p>
        </text:list-item>
        <text:list-item>
          <text:p text:style-name="P35"><text:span text:style-name="T6">APIs externas:</text:span> RAWG API (información de xogos)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" svg:font-family="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style:default-outline-level="1" style:list-style-name="WWNum3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 Copy 1" text:anchor-type="char" svg:x="-0.379cm" svg:y="-0.635cm" svg:width="7.211cm" svg:height="1.499cm" draw:z-index="6"><draw:image xlink:href="Pictures/1000000000000310000001B9E540CDCB3E65D54F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11"><draw:image xlink:href="Pictures/1000020100000249000000BA276CEA5A5069AC6A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6</text:page-number></text:span><text:span text:style-name="MT2"><text:s/>| </text:span><text:span text:style-name="MT2"><text:page-count>6</text:page-count></text:span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E540CDCB3E65D54F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20100000249000000BA276CEA5A5069AC6A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ES Mare Nostrum</meta:initial-creator>
    <meta:editing-cycles>6</meta:editing-cycles>
    <meta:creation-date>2022-03-31T16:47:00</meta:creation-date>
    <dc:date>2025-04-10T20:42:14.563000000</dc:date>
    <meta:editing-duration>PT13M37S</meta:editing-duration>
    <meta:generator>LibreOffice/7.1.2.2$Windows_X86_64 LibreOffice_project/8a45595d069ef5570103caea1b71cc9d82b2aae4</meta:generator>
    <meta:document-statistic meta:table-count="0" meta:image-count="4" meta:object-count="0" meta:page-count="6" meta:paragraph-count="128" meta:word-count="1013" meta:character-count="6579" meta:non-whitespace-character-count="5756"/>
    <meta:user-defined meta:name="AppVersion">15.0000</meta:user-defined>
    <meta:template xlink:type="simple" xlink:actuate="onRequest" xlink:title="Normal" xlink:href=""/>
  </office:meta>
</office:document-meta>
</file>